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F0000006F0F953582A578DAC5D.png" manifest:media-type="image/png"/>
  <manifest:file-entry manifest:full-path="Pictures/100002010000100000001000AD68ED74B7658055.png" manifest:media-type="image/png"/>
  <manifest:file-entry manifest:full-path="Pictures/10000201000004B00000056F4AFC8F5BF7DF02BE.png" manifest:media-type="image/png"/>
  <manifest:file-entry manifest:full-path="Pictures/10000201000001780000009FA037C882B14C5361.png" manifest:media-type="image/png"/>
  <manifest:file-entry manifest:full-path="Pictures/1000020100000CE400000834BCC0D2C73155ACB9.png" manifest:media-type="image/png"/>
  <manifest:file-entry manifest:full-path="Pictures/1000020100000416000004AC57B681A768ACA5ED.png" manifest:media-type="image/png"/>
  <manifest:file-entry manifest:full-path="Pictures/10000201000002DA000001855793324DC4AF644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718cm" svg:height="3.283cm" svg:x="3.017cm" svg:y="3.803cm">
          <draw:image xlink:href="Pictures/10000201000004B00000056F4AFC8F5BF7DF02BE.png" xlink:type="simple" xlink:show="embed" xlink:actuate="onLoad" loext:mime-type="image/png">
            <text:p/>
          </draw:image>
        </draw:frame>
        <draw:frame draw:style-name="gr1" draw:text-style-name="P1" draw:layer="layout" svg:width="3.952cm" svg:height="3.008cm" svg:x="2.961cm" svg:y="6.977cm">
          <draw:image xlink:href="Pictures/100002010000100000001000AD68ED74B7658055.png" xlink:type="simple" xlink:show="embed" xlink:actuate="onLoad" loext:mime-type="image/png">
            <text:p/>
          </draw:image>
        </draw:frame>
        <draw:frame draw:style-name="gr1" draw:text-style-name="P1" draw:layer="layout" svg:width="7.402cm" svg:height="2.376cm" svg:x="2.772cm" svg:y="10.07cm">
          <draw:image xlink:href="Pictures/10000201000001780000009FA037C882B14C5361.png" xlink:type="simple" xlink:show="embed" xlink:actuate="onLoad" loext:mime-type="image/png">
            <text:p/>
          </draw:image>
        </draw:frame>
        <draw:frame draw:style-name="gr1" draw:text-style-name="P1" draw:layer="layout" svg:width="2.964cm" svg:height="1.43cm" svg:x="11.103cm" svg:y="3.371cm">
          <draw:image xlink:href="Pictures/1000020100000CE400000834BCC0D2C73155ACB9.png" xlink:type="simple" xlink:show="embed" xlink:actuate="onLoad" loext:mime-type="image/png">
            <text:p/>
          </draw:image>
        </draw:frame>
        <draw:frame draw:style-name="gr1" draw:text-style-name="P1" draw:layer="layout" svg:width="1.691cm" svg:height="1.472cm" svg:x="11.294cm" svg:y="7.8cm">
          <draw:image xlink:href="Pictures/1000020100000416000004AC57B681A768ACA5ED.png" xlink:type="simple" xlink:show="embed" xlink:actuate="onLoad" loext:mime-type="image/png">
            <text:p/>
          </draw:image>
        </draw:frame>
        <draw:line draw:name="Line 6" draw:style-name="gr2" draw:text-style-name="P1" draw:layer="layout" svg:x1="6.938cm" svg:y1="5.536cm" svg:x2="11.294cm" svg:y2="8.132cm">
          <text:p/>
        </draw:line>
        <draw:line draw:name="Line 7" draw:style-name="gr2" draw:text-style-name="P1" draw:layer="layout" svg:x1="6.927cm" svg:y1="8.42cm" svg:x2="11.103cm" svg:y2="8.422cm">
          <text:p/>
        </draw:line>
        <draw:line draw:name="Line 8" draw:style-name="gr2" draw:text-style-name="P1" draw:layer="layout" svg:x1="9.779cm" svg:y1="10.295cm" svg:x2="11.482cm" svg:y2="8.852cm">
          <text:p/>
        </draw:line>
        <draw:line draw:name="Line 9" draw:style-name="gr3" draw:text-style-name="P1" draw:layer="layout" svg:x1="12.428cm" svg:y1="7.554cm" svg:x2="12.43cm" svg:y2="5.102cm">
          <text:p/>
        </draw:line>
        <draw:line draw:name="Line 10" draw:style-name="gr4" draw:text-style-name="P1" draw:layer="layout" svg:x1="17.541cm" svg:y1="8.42cm" svg:x2="13.376cm" svg:y2="8.42cm">
          <text:p/>
        </draw:line>
        <draw:frame draw:style-name="gr5" draw:text-style-name="P2" draw:layer="layout" svg:width="6.299cm" svg:height="3.356cm" svg:x="16.277cm" svg:y="10.65cm">
          <draw:image xlink:href="Pictures/10000201000002DA000001855793324DC4AF6448.png" xlink:type="simple" xlink:show="embed" xlink:actuate="onLoad" loext:mime-type="image/png">
            <text:p/>
          </draw:image>
        </draw:frame>
        <draw:frame draw:style-name="gr5" draw:text-style-name="P2" draw:layer="layout" svg:width="4.066cm" svg:height="4.066cm" svg:x="17.24cm" svg:y="6.94cm">
          <draw:image xlink:href="Pictures/10000201000006F0000006F0F953582A578DAC5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IBM Plex Sans Devanagari" style:font-family-complex="'IBM Plex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IBM Plex Sans Devanagari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IBM Plex Sans Devanagari" style:font-family-complex="'IBM Plex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6-21T16:12:00.712285324</meta:creation-date>
    <dc:date>2021-06-21T16:17:26.198652219</dc:date>
    <meta:editing-duration>PT5M26S</meta:editing-duration>
    <meta:editing-cycles>1</meta:editing-cycles>
    <meta:document-statistic meta:object-count="35"/>
    <meta:generator>LibreOffice/6.3.6.2$Linux_X86_64 LibreOffice_project/30$Build-2</meta:generator>
  </office:meta>
</office:document-meta>
</file>